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issingRequestValueException.MissingRequestValue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ssingRequestValueException.MissingRequestValueException( String msg , boolean missingAfterConversion , @ Nullable String messageDetailCode , @ Nullable Object [ ] messageDetailArgu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issingRequestValueException.MissingRequestValueException( String msg , boolean missingAfterCon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issingRequestValueException.isMissingAfterCon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